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ganz gro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cb_dezentra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ico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table:formula="of:=[.I5]*[.H5]" office:value-type="float" office:value="0.15" calcext:value-type="float">
            <text:p>0.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S485</text:p>
          </table:table-cell>
          <table:table-cell table:number-columns-repeated="2"/>
          <table:table-cell table:formula="of:=5/120" office:value-type="float" office:value="0.0416666666666667" calcext:value-type="float">
            <text:p>0.0416666666666667</text:p>
          </table:table-cell>
          <table:table-cell office:value-type="float" office:value="6" calcext:value-type="float">
            <text:p>6</text:p>
          </table:table-cell>
          <table:table-cell table:formula="of:=[.I6]*[.H6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chaltregler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([.J5]+[.J6])/[.F7]" office:value-type="float" office:value="0.571428571428572" calcext:value-type="float">
            <text:p>0.5714285714285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elai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inder 46.61.9.024.004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10]*[.H10]" office:value-type="float" office:value="0.48" calcext:value-type="float">
            <text:p>0.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formula="of:=SUM([.K5:.K10])" office:value-type="float" office:value="1.05142857142857" calcext:value-type="float">
            <text:p>1.0514285714285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otal Strom pro Haus</text:p>
          </table:table-cell>
          <table:table-cell table:number-columns-repeated="2"/>
          <table:table-cell table:formula="of:=[.K11]/[.I13]" office:value-type="float" office:value="0.0438095238095238" calcext:value-type="float">
            <text:p>0.043809523809523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äuser pro Kabe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K11]*[.E15]" office:value-type="float" office:value="4.20571428571429" calcext:value-type="float">
            <text:p>4.2057142857142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 table:number-columns-repeated="2"/>
          <table:table-cell table:style-name="ce2" table:formula="of:=[.K15]/[.I17]" office:value-type="float" office:value="0.175238095238095" calcext:value-type="float">
            <text:p>0.17523809523809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Sicherung dimmensionieren auf 0.5 A, das Brennt noch nicht.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cb_zentral</text:p>
          </table:table-cell>
          <table:table-cell/>
          <table:table-cell office:value-type="string" calcext:value-type="string">
            <text:p>pcb_dezentra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  <table:table-cell table:formula="of:=[.E26]*[.H13]" office:value-type="float" office:value="0.876190476190476" calcext:value-type="float">
            <text:p>0.876190476190476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raucht Zentral Netzgerät mit doppeltem Strom, wah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.00.0000</text:date>, <text:time style:data-style-name="N2" text:time-value="12:39:43.07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2:29:11.057000000</meta:creation-date>
    <dc:date>2023-11-22T11:32:12.560000000</dc:date>
    <meta:editing-duration>P1DT23H19M40S</meta:editing-duration>
    <meta:editing-cycles>2</meta:editing-cycles>
    <meta:generator>LibreOffice/7.5.7.1$Windows_X86_64 LibreOffice_project/47eb0cf7efbacdee9b19ae25d6752381ede23126</meta:generator>
    <meta:document-statistic meta:table-count="1" meta:cell-count="40" meta:object-count="0"/>
  </office:meta>
</office:document-meta>
</file>